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Microsoft YaHei" svg:font-family="'Microsoft YaHei'" style:font-pitch="variable"/>
    <style:font-face style:name="SimSun1" svg:font-family="SimSu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in" fo:line-height="100%" fo:text-indent="0in"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master-page-name="Standard">
      <style:paragraph-properties fo:margin-top="0in" fo:margin-bottom="0in" fo:line-height="100%" style:page-number="auto"/>
      <style:text-properties fo:color="#000000" style:font-name="Times New Roman" fo:font-size="13pt" style:font-size-asian="13pt" style:font-size-complex="13pt"/>
    </style:style>
    <style:style style:name="P4" style:family="paragraph" style:parent-style-name="Standard">
      <style:paragraph-properties fo:margin-top="0in" fo:margin-bottom="0in" fo:line-height="100%"/>
      <style:text-properties fo:color="#000000" style:font-name="Times New Roman" fo:font-size="13pt" style:font-size-asian="13pt" style:font-name-complex="Times New Roman" style:font-size-complex="13pt"/>
    </style:style>
    <style:style style:name="P5" style:family="paragraph" style:parent-style-name="Standard">
      <style:paragraph-properties fo:margin-top="0in" fo:margin-bottom="0in" fo:line-height="100%"/>
      <style:text-properties fo:color="#000000" style:font-name="Times New Roman" fo:font-size="13pt" style:font-size-asian="13pt" style:font-size-complex="13pt"/>
    </style:style>
    <style:style style:name="P6" style:family="paragraph" style:parent-style-name="Standard">
      <style:paragraph-properties fo:margin-top="0in" fo:margin-bottom="0in" fo:line-height="100%"/>
      <style:text-properties fo:color="#000000" style:text-position="0% 100%" style:font-name="Times New Roman" fo:font-size="13pt" fo:language="en" fo:country="none" fo:font-style="italic" fo:font-weight="bold" style:font-size-asian="13pt" style:font-style-asian="italic" style:font-weight-asian="bold" style:font-name-complex="Times New Roman" style:font-size-complex="13pt" style:font-style-complex="italic" style:font-weight-complex="bold"/>
    </style:style>
    <style:style style:name="P7" style:family="paragraph" style:parent-style-name="Standard">
      <style:paragraph-properties fo:margin-top="0in" fo:margin-bottom="0in" fo:line-height="100%" fo:text-align="start" style:justify-single-word="false"/>
      <style:text-properties fo:color="#000000" style:text-position="0% 100%" style:font-name="Centaur" fo:font-size="13pt" fo:language="en" fo:country="none" fo:font-style="normal" fo:font-weight="normal" style:font-size-asian="13pt" style:font-style-asian="normal" style:font-weight-asian="normal" style:font-name-complex="Times New Roman" style:font-size-complex="13pt" style:font-style-complex="normal" style:font-weight-complex="normal"/>
    </style:style>
    <style:style style:name="P8" style:family="paragraph" style:parent-style-name="Standard">
      <style:paragraph-properties fo:margin-top="0in" fo:margin-bottom="0in" fo:line-height="100%" fo:text-align="start" style:justify-single-word="false"/>
      <style:text-properties fo:color="#000000" style:font-name="Centaur" fo:font-size="13pt" fo:font-style="normal" fo:font-weight="normal" style:font-size-asian="13pt" style:font-style-asian="normal" style:font-weight-asian="normal" style:font-name-complex="Times New Roman" style:font-size-complex="13pt" style:font-style-complex="normal" style:font-weight-complex="normal"/>
    </style:style>
    <style:style style:name="P9" style:family="paragraph" style:parent-style-name="Standard">
      <style:text-properties fo:font-size="13pt" style:font-size-asian="13pt" style:font-size-complex="13pt"/>
    </style:style>
    <style:style style:name="P10" style:family="paragraph" style:parent-style-name="Standard">
      <style:text-properties fo:font-size="13pt" fo:font-style="normal" style:font-size-asian="13pt" style:font-style-asian="normal" style:font-size-complex="13pt" style:font-style-complex="normal"/>
    </style:style>
    <style:style style:name="P11" style:family="paragraph" style:parent-style-name="Standard">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2" style:family="paragraph" style:parent-style-name="Text_20_body">
      <style:paragraph-properties fo:margin-left="0in" fo:margin-right="0in" fo:margin-top="0in" fo:margin-bottom="0in" fo:line-height="100%" fo:text-indent="0in" style:auto-text-indent="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tyle="italic" style:font-style-asian="italic" style:font-name-complex="Times New Roman" style:font-style-complex="italic"/>
    </style:style>
    <style:style style:name="T2" style:family="text">
      <style:text-properties fo:font-style="italic" style:font-style-asian="italic" style:font-style-complex="italic"/>
    </style:style>
    <style:style style:name="T3" style:family="text">
      <style:text-properties style:font-name-complex="Times New Roman"/>
    </style:style>
    <style:style style:name="T4" style:family="text">
      <style:text-properties style:text-position="0% 100%" fo:language="en" fo:country="none" style:font-name-complex="Times New Roman"/>
    </style:style>
    <style:style style:name="T5"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istinctives pt. 3: Creation, Fall, Recreation<text:tab/><text:tab/></text:span><text:span text:style-name="T3">Adam McIntosh, 6/13/21</text:span></text:p>
      <text:p text:style-name="P4"/>
      <text:p text:style-name="P4">OT:<text:tab/><text:tab/>Genesis 1:31-2:3</text:p>
      <text:p text:style-name="P4">Psalm:<text:tab/><text:tab/>8</text:p>
      <text:p text:style-name="P4">Epistle:<text:tab/>Romans 5:17-21</text:p>
      <text:p text:style-name="P5"><text:span text:style-name="T3">Gospel: <text:tab/></text:span><text:span text:style-name="T4">John 12:27-33</text:span></text:p>
      <text:p text:style-name="P6"/>
      <text:p text:style-name="P7">And now let the words of my mouth and the meditations of our hearts be pleasing in your sight, O Lord, our rock and our redeemer. Amen. (Psalm 19:14)</text:p>
      <text:p text:style-name="P9"/>
      <text:p text:style-name="P9">Last week, in our Distinctives series, we talked about the doctrine of God's sovereignty; that God is the supreme ruler over all things, and that he ordains whatsoever comes to pass. We talked about predestination and free will and all that fun stuff.</text:p>
      <text:p text:style-name="P9"/>
      <text:p text:style-name="P9">Today, in part 3 of our series, we're gonna start talking about the universe, and the story of humanity. We'll be talking about creation, the fall, and redemption. Remember that all of it is within God's sovereignty. All of it was ordained by God – the author of authors – as a part of his story.</text:p>
      <text:p text:style-name="P9"/>
      <text:p text:style-name="P9">When we start to ask questions about humanity – about our purpose, our condition, our relationship to God – there's no better place to begin than at creation. Genesis chapters 1, 2, and 3 actually tell us all we need to know to understand the human condition, and the <text:span text:style-name="T2">solution</text:span> to our condition.</text:p>
      <text:p text:style-name="P9"/>
      <text:p text:style-name="P9">Genesis 1 begins by saying, “In the beginning, God created the heavens and the earth.” In the “beginning.” The beginning of what? The beginning of history. The beginning of time as we know it; time that can be measured and recorded. Genesis 1 is not telling us the beginning of God. God has no beginning. He was not created. He is eternal. He is outside of time and history. </text:p>
      <text:p text:style-name="P9"/>
      <text:p text:style-name="P9">Isn't that crazy? We can't even fathom that, can we? Can you imagine existence apart from time? Apart from history? You can't. As finite creatures, that's not something we experience. But God does. He had to create time, he had to create history.</text:p>
      <text:p text:style-name="P9"/>
      <text:p text:style-name="P9">Genesis 1 is teaching us about the beginning of our universe. The beginning of everything we see around us and everything we experience. It shows us that God created the earth and all of its contents – the seas, the land, the plants, the animals, the humans. It shows us that he created outer space, and the sun and moon and stars. </text:p>
      <text:p text:style-name="P9"/>
      <text:p text:style-name="P9"><text:span text:style-name="T2">Space</text:span> was created. Can you fathom that? We think of space as nothingness; as a void. But even it had to be created. Space is not infinite, only God is infinite. Outer space has limits, it can be measured. Not by us, of course, but by God.</text:p>
      <text:p text:style-name="P9"/>
      <text:p text:style-name="P9"><text:soft-page-break/>Genesis 1 also shows us that God created heaven itself! The highest heaven, the spiritual heaven. The heaven where Jesus is at right now. God created heaven and all of its contents, including the angels.</text:p>
      <text:p text:style-name="P9"/>
      <text:p text:style-name="P9"><text:span text:style-name="T2">Heaven</text:span> had to be created. Again, can you fathom that? We think of heaven as just where God dwells, right? But heaven is a creation. Where did God dwell before heaven? How did he dwell anywhere, before anything existed?! That's totally incomprehensible to us! It's amazing. God simply <text:span text:style-name="T2">is</text:span>. God has always existed, contained within nothing. The divine persons, in their divine nature, are just spirit. They require no dwelling place. Yet they make one, and they call it home.</text:p>
      <text:p text:style-name="P9"/>
      <text:p text:style-name="P9">Genesis 1 describes God doing all of this – his act of creating – as very methodical, doing particular things on particular days. And all of that is significant. All of it teaches us theology. It teaches us about God's work and that he is a ritualistic god; doing things within a repeated pattern. </text:p>
      <text:p text:style-name="P9"/>
      <text:p text:style-name="P9">It tells us that creation took place over the course of 6 days. We're told that God does something, and then it says, “There was evening and morning, the first day...the second day, the third day, the fourth day, the fifth day, and the sixth day.” There's a seventh day, but God didn't create on that day. It says he “rested” from his labor. But a full week, a full 7 days is recorded in the creation account. We heard that in our OT reading this morning.</text:p>
      <text:p text:style-name="P9"/>
      <text:p text:style-name="P9">All Christians confess that God is the creator of the universe, the creator of all things. But Christians often debate over how we interpret those days of the week. You have some Christians who say that God did this within a literal week, in six 24-hour days. The same duration of a day that we know and experience. </text:p>
      <text:p text:style-name="P9"/>
      <text:p text:style-name="P9">But then you have some Christians who think otherwise. They think the days are allegorical, so that <text:span text:style-name="T2">really</text:span> they represent thousands (or millions) of years. And they do this, of course, to make room for the theory of evolution. </text:p>
      <text:p text:style-name="P9"/>
      <text:p text:style-name="P9">The narrative we hear over and over again – mostly from non-Christians, mostly from atheists – is that science proves evolution. Science proves that the creation account could not be literal 24-hour days. Science proves that everything developed slowly over the course of billions of years. That's the claim. Some Christians are persuaded of that claim, and therefore have to reconcile it with Genesis 1. Their answer is to say that the days aren't literal.</text:p>
      <text:p text:style-name="P9"/>
      <text:p text:style-name="P9">Now, to be fair, these Christians still believe in creation. They still believe that God did it all. He's the creator, but he used the process of evolution to create. Some people call this “theistic evolution,” but it's still a form of creationism.</text:p>
      <text:p text:style-name="P9"/>
      <text:p text:style-name="P9">For the record, since this is a “distinctives” series, the leadership of Saint David's Church holds steadfastly to 6 literal, 24-hour days. It's a tenet of the Westminster Confession that we subscribe to: “It pleased God the Father, Son, and Holy Ghost...in the beginning, to create...the <text:soft-page-break/>world, and all things therein whether visible or invisible, in the space of six days, and all very good.”</text:p>
      <text:p text:style-name="P9"/>
      <text:p text:style-name="P9">That is our position, and I am passionate about defending it, from the Bible. From the Genesis account itself. I believe chapter 1 shows us how long the days were. It's not a grey area, it's not unclear, it's not open to speculation. That's how strongly I believe it. A lot of the confusion over this topic has to do with not knowing what the text actually says. Of not seeing what is in plain sight.</text:p>
      <text:p text:style-name="P9"/>
      <text:p text:style-name="P9">Furthermore, I believe the theory of evolution is not based on real science. It is not scientific. There is no scientific data to prove evolution. It's based on <text:span text:style-name="T2">assumptions</text:span> that scientists make; it's not based on empirical data. They admit that they've never seen it happen, because it takes millions of years! No one will ever live to see it, yet they believe it. That's not science, that's a faith commitment.</text:p>
      <text:p text:style-name="P9"/>
      <text:p text:style-name="P9">So when Christians buy into this theory, we see it as very unfortunate. We see it as an attempt to submit the Bible to man-made theories, rather than submitting the theories to the Bible. Now, this doesn't mean that Christian evolutionists are intentionally going against the Bible. We wouldn't say that you're in <text:span text:style-name="T2">sin</text:span> if you are confused about it or have questions about it. That's fine, and there's no “days of creation” quiz for you to be a member here or to be among us. I don't think anyone's going to hell over this particular debate.</text:p>
      <text:p text:style-name="P9"/>
      <text:p text:style-name="P9">But that doesn't mean that we shouldn't care about it. That doesn't mean that we shouldn't seek the truth, and when we see it, we defend it. We help others see it, and help them trust in the Bible all the more. It's important, because it has to do with how you <text:span text:style-name="T2">read</text:span> the Bible, and what you think is real history and what isn't. </text:p>
      <text:p text:style-name="P9"/>
      <text:p text:style-name="P9">We believe that Genesis describes real history, and that brings us to man. On Day 6, God created man in his image; male and female he created them (Genesis 1:27). Which means, BTW, that there are only two sexes (or genders). That's a truth that is being denied in our day – and again, with no science behind it. But Adam and Eve were the first humans, the <text:span text:style-name="T2">parents</text:span> of all other humans. All humans can trace their existence back to Adam and Eve. </text:p>
      <text:p text:style-name="P9"/>
      <text:p text:style-name="P9">Adam and Eve were made in God's image, which means they were set apart from all other creatures – different from the animals, different from the angels. Humans bear a likeness to God that nothing else does. Only <text:span text:style-name="T2">humans</text:span> are called the image of God. It's special; it's personal. (Male <text:span text:style-name="T2">and female</text:span> were<text:span text:style-name="T5"> both </text:span>created in God's image, which means they are of equal worth and value. One sex isn't more important than the other; they both reflect God.)</text:p>
      <text:p text:style-name="P9"/>
      <text:p text:style-name="P9">Of everything God made in creation week, he made humans last. But that's because he saved the best for last. <text:span text:style-name="T2">Humanity</text:span> would rule the creation, humanity would take dominion over all of it. Adam and Eve were meant to rule; meant to become a king and queen over the earth (Psalm 8).</text:p>
      <text:p text:style-name="P9"><text:soft-page-break/>God made them holy and happy, sinless. They were given life, and each other, and the garden, and the world by grace alone! It was God's grace that gave them those things. They didn't earn it, they didn't work for it. They were created in communion with God.</text:p>
      <text:p text:style-name="P9"/>
      <text:p text:style-name="P9">God made them with the ability (or the possibility) to sin, obviously. He gave them the choice to obey him or not. If they obeyed, they would remain in his favor and they would be rewarded with greater blessings. If they disobeyed, there would be deadly consequences, not just for them, but for the whole human race.</text:p>
      <text:p text:style-name="P9"/>
      <text:p text:style-name="P9">You should know the story: God told Adam that they weren't to eat from one tree – the tree of knowledge of good and evil – but Adam and Eve didn't obey. Eve was deceived by the serpent, Satan, when he tempted her to eat it, and Adam followed suit. Because of <text:span text:style-name="T2">Adam's</text:span> sin, God's judgment came. At that point, they were no longer in communion with God. They were estranged, their relationship had been broken. This is what we call the “fall,” the fall of man.</text:p>
      <text:p text:style-name="P9"/>
      <text:p text:style-name="P9">It's because of that sin, that death and misery came into the world. God was merciful to Adam and Eve, he allowed them to live much longer, but they would eventually die, as would all of their descendants. Humans are now cursed with death; we have a body of death (or a death nature) that we inherit from Adam. In theology, this is known as “original sin,” or you could say “original death” as well (cf. Romans 5:12).</text:p>
      <text:p text:style-name="P9"/>
      <text:p text:style-name="P9">We are therefore born into a state of death. Meaning: separation from God, the estrangement that Adam and Eve experienced. That is our default condition before God, even before you commit a sin of your own. Our default is alienation from God, because we are “Adamic,” we are of Adam.</text:p>
      <text:p text:style-name="P9"/>
      <text:p text:style-name="P9">This means that even children need the grace of God. This means that the mentally impaired need the grace of God. We shouldn't withhold from them instruction and discipleship and the means of grace – baptism and the Lord's Supper. Those are works of God's grace to them.</text:p>
      <text:p text:style-name="P9"/>
      <text:p text:style-name="P9">This view is slightly different from what some Christians believe. Some Christians would argue that children – and the mentally impaired – are automatically protected, that they are automatically safe from God's judgment until they reach a certain level of knowledge; a certain awareness of what's right and wrong, of sin, and so forth. The term used for that is the “age of accountability.” Some Christians apply the same logic to adults. They'll say, “People won't go to hell unless they <text:span text:style-name="T2">know</text:span> the truth and reject it. But if they stay <text:span text:style-name="T2">ignorant</text:span> of their sin, stay ignorant of the gospel, then more than likely they will enter the kingdom.”</text:p>
      <text:p text:style-name="P9"/>
      <text:p text:style-name="P9">I would argue that that idea is not found in the Bible. Our alienation from God is not based on how much knowledge we have at any given time. Our alienation is because of the death nature we inherit from Adam. All of us share that condition. The tiniest <text:span text:style-name="T2">baby</text:span> shares that condition with us. This is why we evangelize all people groups. This is why we bring our children to the font and to the table. Everyone needs to be rescued! If ignorance kept them safe, why do <text:soft-page-break/>anything? Why evangelize? Why give people the knowledge that they might reject and therefore go to hell? If that was your view, logically you should want to keep them ignorant. But that wouldn't make sense with the biblical data. We tell them about God's grace – we give them God's grace – so that they <text:span text:style-name="T2">can</text:span> have faith and be saved.</text:p>
      <text:p text:style-name="P9"/>
      <text:p text:style-name="P9">God had mercy on Adam and Eve, as I said, they didn't physically die right away, though the process of death began. But there was a physical death that day – the death of an animal. Genesis 3 tells us that God clothed Adam and Eve with “tunics of skin” (v. 21). We infer from this that God killed an animal, there was bloodshed, and they were covered with the skin of the animal. The animal died as their substitute. It took their place. That is the beginning of understanding what we call “substitutionary atonement.”</text:p>
      <text:p text:style-name="P9"/>
      <text:p text:style-name="P9">Blood must be shed – there must be death – to atone for sin, but not our own blood! God will provide a substitute and we can be reconciled back to God if we have faith in that provision. If we look to the blood of the substitute. That provision wouldn't ultimately come from animals, though. The animal sacrifices were temporary. Ultimately, for humans to be saved there would have to be a human sacrifice. A sacrifice from a human who had no sin. A sinless human that we could receive life from, not death. What the Bible calls the “new” or the “last” Adam.</text:p>
      <text:p text:style-name="P9"/>
      <text:p text:style-name="P9">We need a new Adam to be our head. We need a new Adam who can defeat the serpent, and Genesis 3 spoke of this as well. Not only does sin and death need to be dealt with, but that Satan guy needs to be dealt with. Genesis 3 prophesies that a “seed of the woman,” meaning a human descendant, would “bruise” or “crush” the head of the serpent (v. 15). The serpent would be defeated by a new man. </text:p>
      <text:p text:style-name="P9"/>
      <text:p text:style-name="P9">The man would get injured in the process! The same verse says that his “heel” would be crushed or bruised. But that's just a foot wound, that's not fatal. It's the head wound of the serpent that would be fatal.</text:p>
      <text:p text:style-name="P9"/>
      <text:p text:style-name="P9">All of this was told to Adam and Eve, and passed down from generation to generation. Those who believed it, those who looked forward to it, were saved. They were trusting in God's provision and received his mercy. Those who didn't believe it, remained in alienation. At death, we believe the souls of those who trusted in God went to a place of paradise, and the souls of the wicked went to a place of torment, the place where Satan and his demons dwell.</text:p>
      <text:p text:style-name="P9"/>
      <text:p text:style-name="P9">So what about that new man? What about the seed of the woman? We believe, with all Christians, that God himself became that man. God is a triunity of persons – the Father and the Son and the Holy Spirit – it was the <text:span text:style-name="T2">Son</text:span> who became man. We call this the “incarnation.” Only God himself could be the sinless substitute. Only God himself could defeat the serpent. So God the Son became a man, conceived miraculously by a virgin. His name in Hebrew is “Yeshua,” but we usually call him Jesus. Jesus the Christ, meaning Jesus the Messiah, Jesus the Anointed One, who would be our savior.</text:p>
      <text:p text:style-name="P9"/>
      <text:p text:style-name="P9"><text:soft-page-break/>Jesus had to be born of a virgin because he was pre-existent. He already existed as a divine person from all eternity. No <text:span text:style-name="T2">new person</text:span> came into existence at the incarnation. That's very important for you to understand. Regular conception from a man and woman creates a new human person. But the person in the womb of Mary was not a new person, he was a <text:span text:style-name="T2">divine</text:span> person, the divine Son of God. This is why, throughout church history, Mary has been called the “mother of God.” That's all that means: Mary mothered God, she gave birth to God, because that's who Jesus is. Jesus wasn't some new person, and he wasn't a mixture (part divine, part human). No, he was fully pre-existent God. It had to be a virgin birth.</text:p>
      <text:p text:style-name="P9"/>
      <text:p text:style-name="P9">Jesus is fully God, yet at the incarnation, he took on human nature. He really did. He became a true man. In theology, we call this the “hypostatic union” or the “dual natures” of Jesus. You think the Trinity might be hard to understand? Try the hypostatic union! Since the incarnation, Jesus now has two natures, not just one. From all eternity, Jesus was a divine person with a divine nature. Since the incarnation, he is a divine person with a divine nature <text:span text:style-name="T2">and a human nature! </text:span><text:span text:style-name="T5">The natures weren't fused together in some sort of divine-human hybrid. The natures are kept distinct – fully God and fully man – yet both natures are experienced by the one divine person. Talk about incomprehensible, right?</text:span></text:p>
      <text:p text:style-name="P10"/>
      <text:p text:style-name="P9"><text:span text:style-name="T5">But that is what God did to save us from sin and death and Satan. As God, Jesus is sinless. When tempted by Satan, he didn't do what the old Adam did. He was victorious! And he would crush Satan's head, but not without an injury. He went to the cross. Jesus was the ultimate sacrifice, Jesus was our substitute! He shed </text:span><text:span text:style-name="T2">his blood</text:span><text:span text:style-name="T5"> to atone for our sins. </text:span><text:span text:style-name="T2">He</text:span><text:span text:style-name="T5"> is the lamb that you are to be clothed with. </text:span></text:p>
      <text:p text:style-name="P10"/>
      <text:p text:style-name="P9"><text:span text:style-name="T5">In John 12, Jesus said, “Now is the judgment of this world and the ruler of this world will be cast out. And if I am lifted up from the earth, I will draw all peoples to myself.” He was </text:span><text:span text:style-name="T5">talking about being lifted up on the cross. The defeat of Satan and the salvation of mankind are both accomplished by Jesus's death at the cross.</text:span></text:p>
      <text:p text:style-name="P10"/>
      <text:p text:style-name="P10">Jesus wouldn't stay dead, though. Really, it was just a foot wound! Because he came back to life, resurrected from the dead, showing that he has power over death, showing that he is the source of life. In Adam, death spread. In Jesus, life spreads. We read that in Romans 5 this morning.</text:p>
      <text:p text:style-name="P10"/>
      <text:p text:style-name="P9"><text:span text:style-name="T5">The only way for you to have redemption; the only way for you to have a right relationship with God is to look back, with faith, on what Jesus did for you. That is how you are forgiven and saved. Those before Jesus, looked </text:span><text:span text:style-name="T2">ahead</text:span><text:span text:style-name="T5"> with faith. We look </text:span><text:span text:style-name="T2">back</text:span><text:span text:style-name="T5"> with faith. The atonement has happened, it's a historical reality. It's not something you did; it's not something you could “earn” or “merit.” It's what Jesus did. </text:span><text:span text:style-name="T2">We</text:span><text:span text:style-name="T5"> need to jump on board with it. We need to get with the program. </text:span></text:p>
      <text:p text:style-name="P10"/>
      <text:p text:style-name="P10">That's our message to the world: You need redemption, and you do that by placing your faith alone – your trust – in Jesus. Faith alone in his word, faith alone in his works toward you. <text:soft-page-break/>When you do that, you're made a new creation. You're made a new creation to spread life, not death. To spread good works, not sin. You're a new creation to inherit everlasting life. At death, Christian souls go to heaven now, but that's not the end goal. We'll be resurrected to an immortal body just like Jesus was. </text:p>
      <text:p text:style-name="P10"/>
      <text:p text:style-name="P9"><text:span text:style-name="T5">The end goal of redemption is the restoration of your body and the restoration of all creation; a glorified and heavenized universe. The God who created everything </text:span><text:span text:style-name="T2">in the beginning</text:span><text:span text:style-name="T5">, is recreating everything. He's recreating everything to be bigger and better than the Garden of Eden ever was! That plan for the earth will be accomplished through Jesus and his people. </text:span></text:p>
      <text:p text:style-name="P10"/>
      <text:p text:style-name="P10">Stay faithful to that plan. Remain faithful to Jesus and his word. Live a life of repentance and obedience. Those who don't, still go to a place of torment. They'll be resurrected too, but it won't be a resurrection of joy and happiness. It will be a resurrection to damnation.</text:p>
      <text:p text:style-name="P10"/>
      <text:p text:style-name="P9"><text:span text:style-name="T5">You are a creature of God. Acknowledge him as your creator; acknowledge him as your </text:span><text:span text:style-name="T2">re-creator</text:span><text:span text:style-name="T5">! The one who gave you life and breath, can give you new life and new breath. He'll give you his Spirit. All because of what the Godman did – Jesus – the seed of the woman and the lamb of God who takes away the sin of the world.</text:span></text:p>
      <text:p text:style-name="P11"/>
      <text:p text:style-name="P8">Prayer: Almighty God, we thank you for this beautiful story of creation and redemption, that you call us to be a part of. Thank you for making us and re-making us into new creatures to love you and serve you. May we know this story deep in our hearts, and have boldness to share it with others. In the name of the Father, and of the Son, and of the Holy Spirit. Amen.</text:p>
      <text:p text:style-name="P12"/>
      <text:p text:style-name="P2">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Microsoft YaHei" svg:font-family="'Microsoft YaHei'" style:font-pitch="variable"/>
    <style:font-face style:name="SimSun1" svg:font-family="SimSu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5in" fo:page-height="11in" style:num-format="1" style:print-orientation="portrait" fo:margin-top="0.7874in" fo:margin-bottom="1.175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3T16:25:19</meta:creation-date>
    <meta:print-date>2021-05-29T13:02:36.03</meta:print-date>
    <meta:editing-duration>P28DT17H38M20S</meta:editing-duration>
    <meta:generator>OpenOffice/4.1.3$Win32 OpenOffice.org_project/413m1$Build-9783</meta:generator>
    <dc:date>2021-06-14T14:36:33.35</dc:date>
    <meta:editing-cycles>227</meta:editing-cycles>
    <meta:document-statistic meta:table-count="0" meta:image-count="0" meta:object-count="0" meta:page-count="7" meta:paragraph-count="56" meta:word-count="3512" meta:character-count="19152"/>
  </office:meta>
</office:document-meta>
</file>